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8909in"/>
    </style:style>
    <style:style style:name="co5" style:family="table-column">
      <style:table-column-properties fo:break-before="auto" style:column-width="2.228in"/>
    </style:style>
    <style:style style:name="co6" style:family="table-column">
      <style:table-column-properties fo:break-before="auto" style:column-width="0.6866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5291in"/>
    </style:style>
    <style:style style:name="co10" style:family="table-column">
      <style:table-column-properties fo:break-before="auto" style:column-width="0.4362in"/>
    </style:style>
    <style:style style:name="co11" style:family="table-column">
      <style:table-column-properties fo:break-before="auto" style:column-width="0.5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dde8cb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e0c2cd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999999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ff8000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6d6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fo:background-color="#3465a4"/>
    </style:style>
    <style:style style:name="ce18" style:family="table-cell" style:parent-style-name="Default">
      <style:table-cell-properties fo:background-color="#168253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6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ce9" office:value-type="string" calcext:value-type="string">
            <text:p>OPAMP1</text:p>
          </table:table-cell>
          <table:table-cell table:style-name="ce9" office:value-type="string" calcext:value-type="string">
            <text:p>OPAMP2</text:p>
          </table:table-cell>
          <table:table-cell table:style-name="ce9" office:value-type="string" calcext:value-type="string">
            <text:p>OPAMP3</text:p>
          </table:table-cell>
          <table:table-cell table:style-name="ce9" office:value-type="string" calcext:value-type="string">
            <text:p>OPAMP4</text:p>
          </table:table-cell>
          <table:table-cell table:style-name="ce9" office:value-type="string" calcext:value-type="string">
            <text:p>OPAMP5</text:p>
          </table:table-cell>
          <table:table-cell table:style-name="ce9" office:value-type="string" calcext:value-type="string">
            <text:p>OPAMP6</text:p>
          </table:table-cell>
          <table:table-cell table:style-name="ce9" office:value-type="string" calcext:value-type="string">
            <text:p>MISC</text:p>
          </table:table-cell>
          <table:table-cell table:style-name="ce9" office:value-type="string" calcext:value-type="string">
            <text:p>ADC main</text:p>
          </table:table-cell>
          <table:table-cell table:style-name="ce9" office:value-type="string" calcext:value-type="string">
            <text:p>ADC alt</text:p>
          </table:table-cell>
          <table:table-cell table:style-name="ce9" office:value-type="string" calcext:value-type="string">
            <text:p>TIMER main</text:p>
          </table:table-cell>
          <table:table-cell table:style-name="ce9" office:value-type="string" calcext:value-type="string">
            <text:p>TIMER alt1</text:p>
          </table:table-cell>
          <table:table-cell table:style-name="ce9" office:value-type="string" calcext:value-type="string">
            <text:p>TIMER alt2</text:p>
          </table:table-cell>
          <table:table-cell table:style-name="ce9" office:value-type="string" calcext:value-type="string">
            <text:p>TIMER alt3</text:p>
          </table:table-cell>
        </table:table-row>
        <table:table-row table:style-name="ro1">
          <table:table-cell/>
          <table:table-cell office:value-type="string" calcext:value-type="string">
            <text:p>sVLT_VRAW</text:p>
          </table:table-cell>
          <table:table-cell office:value-type="string" calcext:value-type="string">
            <text:p>PA0</text:p>
          </table:table-cell>
          <table:table-cell table:style-name="Default" table:number-columns-repeated="6"/>
          <table:table-cell/>
          <table:table-cell office:value-type="string" calcext:value-type="string">
            <text:p>ADC1_1</text:p>
          </table:table-cell>
          <table:table-cell office:value-type="string" calcext:value-type="string">
            <text:p>ADC2_1</text:p>
          </table:table-cell>
          <table:table-cell office:value-type="string" calcext:value-type="string">
            <text:p>TIM2_1</text:p>
          </table:table-cell>
          <table:table-cell office:value-type="string" calcext:value-type="string">
            <text:p>TIM5_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UR+</text:p>
          </table:table-cell>
          <table:table-cell table:style-name="ce4" office:value-type="string" calcext:value-type="string">
            <text:p>PA1</text:p>
          </table:table-cell>
          <table:table-cell table:style-name="ce10" office:value-type="string" calcext:value-type="string">
            <text:p>VINP </text:p>
          </table:table-cell>
          <table:table-cell/>
          <table:table-cell table:style-name="ce12" office:value-type="string" calcext:value-type="string">
            <text:p>VINP </text:p>
          </table:table-cell>
          <table:table-cell table:number-columns-repeated="2"/>
          <table:table-cell table:style-name="ce12" office:value-type="string" calcext:value-type="string">
            <text:p>VINM </text:p>
          </table:table-cell>
          <table:table-cell/>
          <table:table-cell office:value-type="string" calcext:value-type="string">
            <text:p>ADC1_2</text:p>
          </table:table-cell>
          <table:table-cell office:value-type="string" calcext:value-type="string">
            <text:p>ADC2_2</text:p>
          </table:table-cell>
          <table:table-cell office:value-type="string" calcext:value-type="string">
            <text:p>TIM2_2</text:p>
          </table:table-cell>
          <table:table-cell office:value-type="string" calcext:value-type="string">
            <text:p>TIM5_2</text:p>
          </table:table-cell>
          <table:table-cell office:value-type="string" calcext:value-type="string">
            <text:p>TIM15_1N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PA2</text:p>
          </table:table-cell>
          <table:table-cell table:style-name="ce11" office:value-type="string" calcext:value-type="string">
            <text:p>VOUT </text:p>
          </table:table-cell>
          <table:table-cell table:number-columns-repeated="6"/>
          <table:table-cell office:value-type="string" calcext:value-type="string">
            <text:p>ADC1_3</text:p>
          </table:table-cell>
          <table:table-cell/>
          <table:table-cell office:value-type="string" calcext:value-type="string">
            <text:p>TIM2_3</text:p>
          </table:table-cell>
          <table:table-cell office:value-type="string" calcext:value-type="string">
            <text:p>TIM5_3</text:p>
          </table:table-cell>
          <table:table-cell office:value-type="string" calcext:value-type="string">
            <text:p>TIM15_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LTx</text:p>
          </table:table-cell>
          <table:table-cell office:value-type="string" calcext:value-type="string">
            <text:p>PA3</text:p>
          </table:table-cell>
          <table:table-cell table:style-name="ce12" office:value-type="string" calcext:value-type="string">
            <text:p>VINM/VINP </text:p>
          </table:table-cell>
          <table:table-cell table:number-columns-repeated="3"/>
          <table:table-cell table:style-name="ce12" office:value-type="string" calcext:value-type="string">
            <text:p>VINM </text:p>
          </table:table-cell>
          <table:table-cell table:number-columns-repeated="2"/>
          <table:table-cell office:value-type="string" calcext:value-type="string">
            <text:p>ADC1_4</text:p>
          </table:table-cell>
          <table:table-cell/>
          <table:table-cell office:value-type="string" calcext:value-type="string">
            <text:p>TIM2_4</text:p>
          </table:table-cell>
          <table:table-cell office:value-type="string" calcext:value-type="string">
            <text:p>TIM5_4</text:p>
          </table:table-cell>
          <table:table-cell office:value-type="string" calcext:value-type="string">
            <text:p>TIM15_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LTx</text:p>
          </table:table-cell>
          <table:table-cell office:value-type="string" calcext:value-type="string">
            <text:p>PA4</text:p>
          </table:table-cell>
          <table:table-cell table:number-columns-repeated="7"/>
          <table:table-cell office:value-type="string" calcext:value-type="string">
            <text:p>ADC2_17</text:p>
          </table:table-cell>
          <table:table-cell/>
          <table:table-cell office:value-type="string" calcext:value-type="string">
            <text:p>TIM3_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VLTx</text:p>
          </table:table-cell>
          <table:table-cell office:value-type="string" calcext:value-type="string">
            <text:p>PA5</text:p>
          </table:table-cell>
          <table:table-cell/>
          <table:table-cell table:style-name="ce12" office:value-type="string" calcext:value-type="string">
            <text:p>VINM </text:p>
          </table:table-cell>
          <table:table-cell table:number-columns-repeated="5"/>
          <table:table-cell office:value-type="string" calcext:value-type="string">
            <text:p>ADC2_13</text:p>
          </table:table-cell>
          <table:table-cell/>
          <table:table-cell office:value-type="string" calcext:value-type="string">
            <text:p>TIM2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A6</text:p>
          </table:table-cell>
          <table:table-cell/>
          <table:table-cell table:style-name="ce11" office:value-type="string" calcext:value-type="string">
            <text:p>VOUT </text:p>
          </table:table-cell>
          <table:table-cell table:number-columns-repeated="5"/>
          <table:table-cell office:value-type="string" calcext:value-type="string">
            <text:p>ADC2_3</text:p>
          </table:table-cell>
          <table:table-cell/>
          <table:table-cell office:value-type="string" calcext:value-type="string">
            <text:p>TIM3_1</text:p>
          </table:table-cell>
          <table:table-cell office:value-type="string" calcext:value-type="string">
            <text:p>TIM16_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UR+</text:p>
          </table:table-cell>
          <table:table-cell table:style-name="ce4" office:value-type="string" calcext:value-type="string">
            <text:p>PA7</text:p>
          </table:table-cell>
          <table:table-cell table:style-name="ce12" office:value-type="string" calcext:value-type="string">
            <text:p>VINP </text:p>
          </table:table-cell>
          <table:table-cell table:style-name="ce10" office:value-type="string" calcext:value-type="string">
            <text:p>VINP </text:p>
          </table:table-cell>
          <table:table-cell table:number-columns-repeated="5"/>
          <table:table-cell office:value-type="string" calcext:value-type="string">
            <text:p>ADC2_4</text:p>
          </table:table-cell>
          <table:table-cell/>
          <table:table-cell table:style-name="ce17" office:value-type="string" calcext:value-type="string">
            <text:p>TIM1_1N</text:p>
          </table:table-cell>
          <table:table-cell office:value-type="string" calcext:value-type="string">
            <text:p>TIM3_2</text:p>
          </table:table-cell>
          <table:table-cell table:style-name="ce18" office:value-type="string" calcext:value-type="string">
            <text:p>TIM8_1N</text:p>
          </table:table-cell>
          <table:table-cell office:value-type="string" calcext:value-type="string">
            <text:p>TIM17_1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A8</text:p>
          </table:table-cell>
          <table:table-cell table:number-columns-repeated="4"/>
          <table:table-cell table:style-name="ce11" office:value-type="string" calcext:value-type="string">
            <text:p>VOUT </text:p>
          </table:table-cell>
          <table:table-cell table:number-columns-repeated="2"/>
          <table:table-cell office:value-type="string" calcext:value-type="string">
            <text:p>ADC5_1</text:p>
          </table:table-cell>
          <table:table-cell/>
          <table:table-cell table:style-name="ce17" office:value-type="string" calcext:value-type="string">
            <text:p>TIM1_1</text:p>
          </table:table-cell>
          <table:table-cell office:value-type="string" calcext:value-type="string">
            <text:p>TIM2_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VLTx</text:p>
          </table:table-cell>
          <table:table-cell office:value-type="string" calcext:value-type="string">
            <text:p>PA9</text:p>
          </table:table-cell>
          <table:table-cell table:number-columns-repeated="7"/>
          <table:table-cell office:value-type="string" calcext:value-type="string">
            <text:p>ADC5_2</text:p>
          </table:table-cell>
          <table:table-cell/>
          <table:table-cell table:style-name="ce17" office:value-type="string" calcext:value-type="string">
            <text:p>TIM1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0</text:p>
          </table:table-cell>
          <table:table-cell table:number-columns-repeated="9"/>
          <table:table-cell table:style-name="ce17" office:value-type="string" calcext:value-type="string">
            <text:p>TIM1_3</text:p>
          </table:table-cell>
          <table:table-cell office:value-type="string" calcext:value-type="string">
            <text:p>TIM2_4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PA11</text:p>
          </table:table-cell>
          <table:table-cell table:number-columns-repeated="6"/>
          <table:table-cell table:style-name="ce15" office:value-type="string" calcext:value-type="string">
            <text:p>USB_DM </text:p>
          </table:table-cell>
          <table:table-cell/>
          <table:table-cell table:style-name="ce1"/>
          <table:table-cell table:style-name="ce17" office:value-type="string" calcext:value-type="string">
            <text:p>TIM1_1N</text:p>
          </table:table-cell>
          <table:table-cell office:value-type="string" calcext:value-type="string">
            <text:p>TIM1_4</text:p>
          </table:table-cell>
          <table:table-cell office:value-type="string" calcext:value-type="string">
            <text:p>TIM4_1</text:p>
          </table:table-cell>
          <table:table-cell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PA12</text:p>
          </table:table-cell>
          <table:table-cell table:number-columns-repeated="6"/>
          <table:table-cell table:style-name="ce15" office:value-type="string" calcext:value-type="string">
            <text:p>USB_DP </text:p>
          </table:table-cell>
          <table:table-cell/>
          <table:table-cell table:style-name="ce1"/>
          <table:table-cell table:style-name="ce17" office:value-type="string" calcext:value-type="string">
            <text:p>TIM1_2N</text:p>
          </table:table-cell>
          <table:table-cell office:value-type="string" calcext:value-type="string">
            <text:p>TIM4_2</text:p>
          </table:table-cell>
          <table:table-cell office:value-type="string" calcext:value-type="string">
            <text:p>TIM16_1N</text:p>
          </table:table-cell>
          <table:table-cell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PA13</text:p>
          </table:table-cell>
          <table:table-cell table:number-columns-repeated="6"/>
          <table:table-cell table:style-name="ce16" office:value-type="string" calcext:value-type="string">
            <text:p>SWDIO</text:p>
          </table:table-cell>
          <table:table-cell/>
          <table:table-cell table:style-name="ce1"/>
          <table:table-cell office:value-type="string" calcext:value-type="string">
            <text:p>TIM4_3</text:p>
          </table:table-cell>
          <table:table-cell office:value-type="string" calcext:value-type="string">
            <text:p>TIM16_1N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PA14</text:p>
          </table:table-cell>
          <table:table-cell table:number-columns-repeated="6"/>
          <table:table-cell table:style-name="ce16" office:value-type="string" calcext:value-type="string">
            <text:p>SWCLK</text:p>
          </table:table-cell>
          <table:table-cell table:number-columns-repeated="2"/>
          <table:table-cell table:style-name="ce18" office:value-type="string" calcext:value-type="string">
            <text:p>TIM8_2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 calcext:value-type="string">
            <text:p>PA15</text:p>
          </table:table-cell>
          <table:table-cell table:number-columns-repeated="9"/>
          <table:table-cell office:value-type="string" calcext:value-type="string">
            <text:p>TIM2_1</text:p>
          </table:table-cell>
          <table:table-cell table:style-name="ce18" office:value-type="string" calcext:value-type="string">
            <text:p>TIM8_1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UR+</text:p>
          </table:table-cell>
          <table:table-cell table:style-name="ce4" office:value-type="string" calcext:value-type="string">
            <text:p>PB0</text:p>
          </table:table-cell>
          <table:table-cell/>
          <table:table-cell table:style-name="ce12" office:value-type="string" calcext:value-type="string">
            <text:p>VINP </text:p>
          </table:table-cell>
          <table:table-cell table:style-name="ce10" office:value-type="string" calcext:value-type="string">
            <text:p>VINP </text:p>
          </table:table-cell>
          <table:table-cell table:number-columns-repeated="4"/>
          <table:table-cell office:value-type="string" calcext:value-type="string">
            <text:p>ADC1_15</text:p>
          </table:table-cell>
          <table:table-cell office:value-type="string" calcext:value-type="string">
            <text:p>ADC3_12</text:p>
          </table:table-cell>
          <table:table-cell table:style-name="ce17" office:value-type="string" calcext:value-type="string">
            <text:p>TIM1_2N</text:p>
          </table:table-cell>
          <table:table-cell office:value-type="string" calcext:value-type="string">
            <text:p>TIM3_3</text:p>
          </table:table-cell>
          <table:table-cell table:style-name="ce18" office:value-type="string" calcext:value-type="string">
            <text:p>TIM8_2N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VLT_TEMP</text:p>
          </table:table-cell>
          <table:table-cell table:style-name="ce7" office:value-type="string" calcext:value-type="string">
            <text:p>PB1</text:p>
          </table:table-cell>
          <table:table-cell table:number-columns-repeated="2"/>
          <table:table-cell table:style-name="ce11" office:value-type="string" calcext:value-type="string">
            <text:p>VOUT </text:p>
          </table:table-cell>
          <table:table-cell table:number-columns-repeated="2"/>
          <table:table-cell table:style-name="ce14" office:value-type="string" calcext:value-type="string">
            <text:p>VINM </text:p>
          </table:table-cell>
          <table:table-cell/>
          <table:table-cell office:value-type="string" calcext:value-type="string">
            <text:p>ADC1_12</text:p>
          </table:table-cell>
          <table:table-cell office:value-type="string" calcext:value-type="string">
            <text:p>ADC3_1</text:p>
          </table:table-cell>
          <table:table-cell table:style-name="ce17" office:value-type="string" calcext:value-type="string">
            <text:p>TIM1_3N</text:p>
          </table:table-cell>
          <table:table-cell office:value-type="string" calcext:value-type="string">
            <text:p>TIM3_4</text:p>
          </table:table-cell>
          <table:table-cell table:style-name="ce18" office:value-type="string" calcext:value-type="string">
            <text:p>TIM8_3N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VLTx</text:p>
          </table:table-cell>
          <table:table-cell office:value-type="string" calcext:value-type="string">
            <text:p>PB2</text:p>
          </table:table-cell>
          <table:table-cell table:number-columns-repeated="2"/>
          <table:table-cell table:style-name="ce12" office:value-type="string" calcext:value-type="string">
            <text:p>VINM </text:p>
          </table:table-cell>
          <table:table-cell table:number-columns-repeated="4"/>
          <table:table-cell office:value-type="string" calcext:value-type="string">
            <text:p>ADC2_12</text:p>
          </table:table-cell>
          <table:table-cell/>
          <table:table-cell office:value-type="string" calcext:value-type="string">
            <text:p>TIM5_1</text:p>
          </table:table-cell>
          <table:table-cell office:value-type="string" calcext:value-type="string">
            <text:p>TIM20_1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PB3</text:p>
          </table:table-cell>
          <table:table-cell table:number-columns-repeated="9"/>
          <table:table-cell office:value-type="string" calcext:value-type="string">
            <text:p>TIM2_2</text:p>
          </table:table-cell>
          <table:table-cell table:style-name="ce18" office:value-type="string" calcext:value-type="string">
            <text:p>TIM8_1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C2</text:p>
          </table:table-cell>
          <table:table-cell office:value-type="string" calcext:value-type="string">
            <text:p>PB4</text:p>
          </table:table-cell>
          <table:table-cell table:number-columns-repeated="9"/>
          <table:table-cell office:value-type="string" calcext:value-type="string">
            <text:p>TIM3_1</text:p>
          </table:table-cell>
          <table:table-cell table:style-name="ce18" office:value-type="string" calcext:value-type="string">
            <text:p>TIM8_2N</text:p>
          </table:table-cell>
          <table:table-cell office:value-type="string" calcext:value-type="string">
            <text:p>TIM16_1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PB5</text:p>
          </table:table-cell>
          <table:table-cell table:number-columns-repeated="9"/>
          <table:table-cell office:value-type="string" calcext:value-type="string">
            <text:p>TIM3_2</text:p>
          </table:table-cell>
          <table:table-cell table:style-name="ce18" office:value-type="string" calcext:value-type="string">
            <text:p>TIM8_3N</text:p>
          </table:table-cell>
          <table:table-cell office:value-type="string" calcext:value-type="string">
            <text:p>TIM17_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C1</text:p>
          </table:table-cell>
          <table:table-cell office:value-type="string" calcext:value-type="string">
            <text:p>PB6</text:p>
          </table:table-cell>
          <table:table-cell table:number-columns-repeated="9"/>
          <table:table-cell office:value-type="string" calcext:value-type="string">
            <text:p>TIM4_1</text:p>
          </table:table-cell>
          <table:table-cell table:style-name="ce18" office:value-type="string" calcext:value-type="string">
            <text:p>TIM8_1</text:p>
          </table:table-cell>
          <table:table-cell office:value-type="string" calcext:value-type="string">
            <text:p>TIM16_1N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PB7</text:p>
          </table:table-cell>
          <table:table-cell table:number-columns-repeated="9"/>
          <table:table-cell office:value-type="string" calcext:value-type="string">
            <text:p>TIM3_4</text:p>
          </table:table-cell>
          <table:table-cell office:value-type="string" calcext:value-type="string">
            <text:p>TIM4_2</text:p>
          </table:table-cell>
          <table:table-cell office:value-type="string" calcext:value-type="string">
            <text:p>TIM17_1N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OOT</text:p>
          </table:table-cell>
          <table:table-cell table:style-name="ce6" office:value-type="string" calcext:value-type="string">
            <text:p>PB8</text:p>
          </table:table-cell>
          <table:table-cell table:number-columns-repeated="6"/>
          <table:table-cell table:style-name="ce16"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TIM4_3</text:p>
          </table:table-cell>
          <table:table-cell table:style-name="ce18" office:value-type="string" calcext:value-type="string">
            <text:p>TIM8_2</text:p>
          </table:table-cell>
          <table:table-cell office:value-type="string" calcext:value-type="string">
            <text:p>TIM16_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IN_L_1B</text:p>
          </table:table-cell>
          <table:table-cell office:value-type="string" calcext:value-type="string">
            <text:p>PB9</text:p>
          </table:table-cell>
          <table:table-cell table:number-columns-repeated="9"/>
          <table:table-cell table:style-name="ce17" office:value-type="string" calcext:value-type="string">
            <text:p>TIM1_3N</text:p>
          </table:table-cell>
          <table:table-cell office:value-type="string" calcext:value-type="string">
            <text:p>TIM4_4</text:p>
          </table:table-cell>
          <table:table-cell table:style-name="ce18" office:value-type="string" calcext:value-type="string">
            <text:p>TIM8_3</text:p>
          </table:table-cell>
          <table:table-cell office:value-type="string" calcext:value-type="string">
            <text:p>TIM17_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B10</text:p>
          </table:table-cell>
          <table:table-cell table:number-columns-repeated="2"/>
          <table:table-cell table:number-columns-repeated="2" table:style-name="ce12" office:value-type="string" calcext:value-type="string">
            <text:p>VINM </text:p>
          </table:table-cell>
          <table:table-cell table:number-columns-repeated="5"/>
          <table:table-cell office:value-type="string" calcext:value-type="string">
            <text:p>TIM2_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VLTx</text:p>
          </table:table-cell>
          <table:table-cell table:style-name="ce5" office:value-type="string" calcext:value-type="string">
            <text:p>PB11</text:p>
          </table:table-cell>
          <table:table-cell table:number-columns-repeated="3"/>
          <table:table-cell table:style-name="ce14" office:value-type="string" calcext:value-type="string">
            <text:p>VINP </text:p>
          </table:table-cell>
          <table:table-cell/>
          <table:table-cell table:style-name="ce11" office:value-type="string" calcext:value-type="string">
            <text:p>VOUT </text:p>
          </table:table-cell>
          <table:table-cell/>
          <table:table-cell office:value-type="string" calcext:value-type="string">
            <text:p>ADC1_14</text:p>
          </table:table-cell>
          <table:table-cell office:value-type="string" calcext:value-type="string">
            <text:p>ADC2_14</text:p>
          </table:table-cell>
          <table:table-cell office:value-type="string" calcext:value-type="string">
            <text:p>TIM2_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UR+</text:p>
          </table:table-cell>
          <table:table-cell table:style-name="ce7" office:value-type="string" calcext:value-type="string">
            <text:p>PB12</text:p>
          </table:table-cell>
          <table:table-cell table:number-columns-repeated="3"/>
          <table:table-cell table:style-name="ce11" office:value-type="string" calcext:value-type="string">
            <text:p>VOUT </text:p>
          </table:table-cell>
          <table:table-cell/>
          <table:table-cell table:style-name="ce14" office:value-type="string" calcext:value-type="string">
            <text:p>VINP </text:p>
          </table:table-cell>
          <table:table-cell/>
          <table:table-cell office:value-type="string" calcext:value-type="string">
            <text:p>ADC1_11</text:p>
          </table:table-cell>
          <table:table-cell office:value-type="string" calcext:value-type="string">
            <text:p>ADC4_3</text:p>
          </table:table-cell>
          <table:table-cell table:style-name="ce17" office:value-type="string" calcext:value-type="string">
            <text:p>TIM1_1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UR+</text:p>
          </table:table-cell>
          <table:table-cell table:style-name="ce4" office:value-type="string" calcext:value-type="string">
            <text:p>PB13</text:p>
          </table:table-cell>
          <table:table-cell table:number-columns-repeated="2"/>
          <table:table-cell table:style-name="ce12" office:value-type="string" calcext:value-type="string">
            <text:p>VINP </text:p>
          </table:table-cell>
          <table:table-cell table:style-name="ce10" office:value-type="string" calcext:value-type="string">
            <text:p>VINP </text:p>
          </table:table-cell>
          <table:table-cell/>
          <table:table-cell table:style-name="ce12" office:value-type="string" calcext:value-type="string">
            <text:p>VINP </text:p>
          </table:table-cell>
          <table:table-cell/>
          <table:table-cell office:value-type="string" calcext:value-type="string">
            <text:p>ADC3_5</text:p>
          </table:table-cell>
          <table:table-cell/>
          <table:table-cell table:style-name="ce17" office:value-type="string" calcext:value-type="string">
            <text:p>TIM1_2N</text:p>
          </table:table-cell>
          <table:table-cell office:value-type="string" calcext:value-type="string">
            <text:p>TIM15_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UR+</text:p>
          </table:table-cell>
          <table:table-cell table:style-name="ce4" office:value-type="string" calcext:value-type="string">
            <text:p>PB14</text:p>
          </table:table-cell>
          <table:table-cell/>
          <table:table-cell table:style-name="ce12" office:value-type="string" calcext:value-type="string">
            <text:p>VINP </text:p>
          </table:table-cell>
          <table:table-cell table:number-columns-repeated="2"/>
          <table:table-cell table:style-name="ce10" office:value-type="string" calcext:value-type="string">
            <text:p>VINP </text:p>
          </table:table-cell>
          <table:table-cell table:number-columns-repeated="2"/>
          <table:table-cell office:value-type="string" calcext:value-type="string">
            <text:p>ADC1_5</text:p>
          </table:table-cell>
          <table:table-cell office:value-type="string" calcext:value-type="string">
            <text:p>ADC4_4</text:p>
          </table:table-cell>
          <table:table-cell table:style-name="ce17" office:value-type="string" calcext:value-type="string">
            <text:p>TIM1_3N</text:p>
          </table:table-cell>
          <table:table-cell office:value-type="string" calcext:value-type="string">
            <text:p>TIM15_1N</text:p>
          </table:table-cell>
          <table:table-cell office:value-type="string" calcext:value-type="string">
            <text:p>TIM15_2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_H_1A</text:p>
          </table:table-cell>
          <table:table-cell office:value-type="string" calcext:value-type="string">
            <text:p>PB15</text:p>
          </table:table-cell>
          <table:table-cell table:number-columns-repeated="4"/>
          <table:table-cell table:style-name="ce12" office:value-type="string" calcext:value-type="string">
            <text:p>VINM </text:p>
          </table:table-cell>
          <table:table-cell table:number-columns-repeated="2"/>
          <table:table-cell office:value-type="string" calcext:value-type="string">
            <text:p>ADC2_15</text:p>
          </table:table-cell>
          <table:table-cell office:value-type="string" calcext:value-type="string">
            <text:p>ADC4_5</text:p>
          </table:table-cell>
          <table:table-cell table:style-name="ce17" office:value-type="string" calcext:value-type="string">
            <text:p>TIM1_1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office:value-type="string" calcext:value-type="string">
            <text:p>PC0</text:p>
          </table:table-cell>
          <table:table-cell table:number-columns-repeated="7"/>
          <table:table-cell office:value-type="string" calcext:value-type="string">
            <text:p>ADC1_6</text:p>
          </table:table-cell>
          <table:table-cell office:value-type="string" calcext:value-type="string">
            <text:p>ADC2_6</text:p>
          </table:table-cell>
          <table:table-cell table:style-name="ce17" office:value-type="string" calcext:value-type="string">
            <text:p>TIM1_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_H_1B</text:p>
          </table:table-cell>
          <table:table-cell office:value-type="string" calcext:value-type="string">
            <text:p>PC1</text:p>
          </table:table-cell>
          <table:table-cell table:number-columns-repeated="7"/>
          <table:table-cell office:value-type="string" calcext:value-type="string">
            <text:p>ADC1_7</text:p>
          </table:table-cell>
          <table:table-cell office:value-type="string" calcext:value-type="string">
            <text:p>ADC2_7</text:p>
          </table:table-cell>
          <table:table-cell table:style-name="ce17" office:value-type="string" calcext:value-type="string">
            <text:p>TIM1_3</text:p>
          </table:table-cell>
          <table:table-cell office:value-type="string" calcext:value-type="string">
            <text:p>TIM20_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_H_1C</text:p>
          </table:table-cell>
          <table:table-cell office:value-type="string" calcext:value-type="string">
            <text:p>PC2</text:p>
          </table:table-cell>
          <table:table-cell table:number-columns-repeated="7"/>
          <table:table-cell office:value-type="string" calcext:value-type="string">
            <text:p>ADC1_8</text:p>
          </table:table-cell>
          <table:table-cell office:value-type="string" calcext:value-type="string">
            <text:p>ADC2_8</text:p>
          </table:table-cell>
          <table:table-cell table:style-name="ce17" office:value-type="string" calcext:value-type="string">
            <text:p>TIM1_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_L_1C</text:p>
          </table:table-cell>
          <table:table-cell office:value-type="string" calcext:value-type="string">
            <text:p>PC3</text:p>
          </table:table-cell>
          <table:table-cell table:style-name="Default" table:number-columns-repeated="4"/>
          <table:table-cell table:style-name="ce13" office:value-type="string" calcext:value-type="string">
            <text:p>VINP </text:p>
          </table:table-cell>
          <table:table-cell table:style-name="Default"/>
          <table:table-cell/>
          <table:table-cell office:value-type="string" calcext:value-type="string">
            <text:p>ADC1_9</text:p>
          </table:table-cell>
          <table:table-cell office:value-type="string" calcext:value-type="string">
            <text:p>ADC2_9</text:p>
          </table:table-cell>
          <table:table-cell table:style-name="ce17" office:value-type="string" calcext:value-type="string">
            <text:p>TIM1_4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N_H_2A</text:p>
          </table:table-cell>
          <table:table-cell office:value-type="string" calcext:value-type="string">
            <text:p>PC4</text:p>
          </table:table-cell>
          <table:table-cell table:style-name="Default" table:number-columns-repeated="6"/>
          <table:table-cell/>
          <table:table-cell office:value-type="string" calcext:value-type="string">
            <text:p>ADC2_5</text:p>
          </table:table-cell>
          <table:table-cell/>
          <table:table-cell office:value-type="string" calcext:value-type="string">
            <text:p>TIM3_1</text:p>
          </table:table-cell>
          <table:table-cell table:style-name="ce18" office:value-type="string" calcext:value-type="string">
            <text:p>TIM8_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N_H_2B</text:p>
          </table:table-cell>
          <table:table-cell office:value-type="string" calcext:value-type="string">
            <text:p>PC5</text:p>
          </table:table-cell>
          <table:table-cell table:number-columns-repeated="2" table:style-name="ce13" office:value-type="string" calcext:value-type="string">
            <text:p>VINM </text:p>
          </table:table-cell>
          <table:table-cell table:style-name="Default" table:number-columns-repeated="4"/>
          <table:table-cell/>
          <table:table-cell office:value-type="string" calcext:value-type="string">
            <text:p>ADC2_11</text:p>
          </table:table-cell>
          <table:table-cell/>
          <table:table-cell office:value-type="string" calcext:value-type="string">
            <text:p>TIM3_2</text:p>
          </table:table-cell>
          <table:table-cell table:style-name="ce18" office:value-type="string" calcext:value-type="string">
            <text:p>TIM8_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_H_2C</text:p>
          </table:table-cell>
          <table:table-cell office:value-type="string" calcext:value-type="string">
            <text:p>PC6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TIM3_3</text:p>
          </table:table-cell>
          <table:table-cell table:style-name="ce18" office:value-type="string" calcext:value-type="string">
            <text:p>TIM8_3</text:p>
          </table:table-cell>
          <table:table-cell office:value-type="string" calcext:value-type="string">
            <text:p>TIM20_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C7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TIM3_4</text:p>
          </table:table-cell>
          <table:table-cell table:style-name="ce18" office:value-type="string" calcext:value-type="string">
            <text:p>TIM8_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_L_2A</text:p>
          </table:table-cell>
          <table:table-cell office:value-type="string" calcext:value-type="string">
            <text:p>PC8</text:p>
          </table:table-cell>
          <table:table-cell table:style-name="Default" table:number-columns-repeated="6"/>
          <table:table-cell table:number-columns-repeated="3"/>
          <table:table-cell table:style-name="ce18" office:value-type="string" calcext:value-type="string">
            <text:p>TIM8_1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_L_2B</text:p>
          </table:table-cell>
          <table:table-cell office:value-type="string" calcext:value-type="string">
            <text:p>PC9</text:p>
          </table:table-cell>
          <table:table-cell table:style-name="Default" table:number-columns-repeated="6"/>
          <table:table-cell table:number-columns-repeated="3"/>
          <table:table-cell table:style-name="ce18" office:value-type="string" calcext:value-type="string">
            <text:p>TIM8_2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_L_2C</text:p>
          </table:table-cell>
          <table:table-cell office:value-type="string" calcext:value-type="string">
            <text:p>PC10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TIM5_2</text:p>
          </table:table-cell>
          <table:table-cell table:style-name="ce18" office:value-type="string" calcext:value-type="string">
            <text:p>TIM8_3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_L_1A</text:p>
          </table:table-cell>
          <table:table-cell office:value-type="string" calcext:value-type="string">
            <text:p>PC11</text:p>
          </table:table-cell>
          <table:table-cell table:style-name="Default" table:number-columns-repeated="6"/>
          <table:table-cell table:number-columns-repeated="3"/>
          <table:table-cell table:style-name="ce17" office:value-type="string" calcext:value-type="string">
            <text:p>TIM1_1N</text:p>
          </table:table-cell>
          <table:table-cell table:style-name="ce18" office:value-type="string" calcext:value-type="string">
            <text:p>TIM8_4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C1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1</text:p>
          </table:table-cell>
          <table:table-cell office:value-type="string" calcext:value-type="string">
            <text:p>PC13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14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PC15</text:p>
          </table:table-cell>
          <table:table-cell table:style-name="Default" table:number-columns-repeated="6"/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ce19"/>
        <table:table-column table:style-name="co1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 table:number-rows-repeated="4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PA_0 (no. alternatives: 1)</text:p>
          </table:table-cell>
          <table:table-cell office:value-type="string" calcext:value-type="string">
            <text:p>TIM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C5]&amp;&quot;_&quot;&amp;[.D5]" office:value-type="string" office:string-value="TIM2_1" calcext:value-type="string">
            <text:p>TIM2_1</text:p>
          </table:table-cell>
          <table:table-cell table:formula="of:=&quot;TIM&quot;&amp;[.E5]&amp;&quot;_&quot;&amp;[.F5]" office:value-type="string" office:string-value="TIM5_1" calcext:value-type="string">
            <text:p>TIM5_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_1 (no. alternatives: 2)</text:p>
          </table:table-cell>
          <table:table-cell office:value-type="string" calcext:value-type="string">
            <text:p>TIM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N</text:p>
          </table:table-cell>
          <table:table-cell table:number-columns-repeated="2"/>
          <table:table-cell table:formula="of:=[.C6]&amp;&quot;_&quot;&amp;[.D6]" office:value-type="string" office:string-value="TIM2_2" calcext:value-type="string">
            <text:p>TIM2_2</text:p>
          </table:table-cell>
          <table:table-cell table:formula="of:=&quot;TIM&quot;&amp;[.E6]&amp;&quot;_&quot;&amp;[.F6]" office:value-type="string" office:string-value="TIM5_2" calcext:value-type="string">
            <text:p>TIM5_2</text:p>
          </table:table-cell>
          <table:table-cell table:formula="of:=&quot;TIM&quot;&amp;[.G6]&amp;&quot;_&quot;&amp;[.H6]" office:value-type="string" office:string-value="TIM15_1N" calcext:value-type="string">
            <text:p>TIM15_1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_2 (no. alternatives: 2)</text:p>
          </table:table-cell>
          <table:table-cell office:value-type="string" calcext:value-type="string">
            <text:p>TIM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]&amp;&quot;_&quot;&amp;[.D7]" office:value-type="string" office:string-value="TIM2_3" calcext:value-type="string">
            <text:p>TIM2_3</text:p>
          </table:table-cell>
          <table:table-cell table:formula="of:=&quot;TIM&quot;&amp;[.E7]&amp;&quot;_&quot;&amp;[.F7]" office:value-type="string" office:string-value="TIM5_3" calcext:value-type="string">
            <text:p>TIM5_3</text:p>
          </table:table-cell>
          <table:table-cell table:formula="of:=&quot;TIM&quot;&amp;[.G7]&amp;&quot;_&quot;&amp;[.H7]" office:value-type="string" office:string-value="TIM15_1" calcext:value-type="string">
            <text:p>TIM15_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_3 (no. alternatives: 2)</text:p>
          </table:table-cell>
          <table:table-cell office:value-type="string" calcext:value-type="string">
            <text:p>TIM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8]&amp;&quot;_&quot;&amp;[.D8]" office:value-type="string" office:string-value="TIM2_4" calcext:value-type="string">
            <text:p>TIM2_4</text:p>
          </table:table-cell>
          <table:table-cell table:formula="of:=&quot;TIM&quot;&amp;[.E8]&amp;&quot;_&quot;&amp;[.F8]" office:value-type="string" office:string-value="TIM5_4" calcext:value-type="string">
            <text:p>TIM5_4</text:p>
          </table:table-cell>
          <table:table-cell table:formula="of:=&quot;TIM&quot;&amp;[.G8]&amp;&quot;_&quot;&amp;[.H8]" office:value-type="string" office:string-value="TIM15_2" calcext:value-type="string">
            <text:p>TIM15_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_4</text:p>
          </table:table-cell>
          <table:table-cell office:value-type="string" calcext:value-type="string">
            <text:p>TIM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C9]&amp;&quot;_&quot;&amp;[.D9]" office:value-type="string" office:string-value="TIM3_2" calcext:value-type="string">
            <text:p>TIM3_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_5</text:p>
          </table:table-cell>
          <table:table-cell office:value-type="string" calcext:value-type="string">
            <text:p>TIM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C10]&amp;&quot;_&quot;&amp;[.D10]" office:value-type="string" office:string-value="TIM2_1" calcext:value-type="string">
            <text:p>TIM2_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_6 (no. alternatives: 1)</text:p>
          </table:table-cell>
          <table:table-cell office:value-type="string" calcext:value-type="string">
            <text:p>TIM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C11]&amp;&quot;_&quot;&amp;[.D11]" office:value-type="string" office:string-value="TIM3_1" calcext:value-type="string">
            <text:p>TIM3_1</text:p>
          </table:table-cell>
          <table:table-cell table:formula="of:=&quot;TIM&quot;&amp;[.E11]&amp;&quot;_&quot;&amp;[.F11]" office:value-type="string" office:string-value="TIM16_1" calcext:value-type="string">
            <text:p>TIM16_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_7 (no. alternatives: 3)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1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N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]&amp;&quot;_&quot;&amp;[.D12]" office:value-type="string" office:string-value="TIM1_1N" calcext:value-type="string">
            <text:p>TIM1_1N</text:p>
          </table:table-cell>
          <table:table-cell table:formula="of:=&quot;TIM&quot;&amp;[.E12]&amp;&quot;_&quot;&amp;[.F12]" office:value-type="string" office:string-value="TIM3_2" calcext:value-type="string">
            <text:p>TIM3_2</text:p>
          </table:table-cell>
          <table:table-cell table:formula="of:=&quot;TIM&quot;&amp;[.G12]&amp;&quot;_&quot;&amp;[.H12]" office:value-type="string" office:string-value="TIM8_1N" calcext:value-type="string">
            <text:p>TIM8_1N</text:p>
          </table:table-cell>
          <table:table-cell table:formula="of:=&quot;TIM&quot;&amp;[.I12]&amp;&quot;_&quot;&amp;[.J12]" office:value-type="string" office:string-value="TIM17_1" calcext:value-type="string">
            <text:p>TIM17_1</text:p>
          </table:table-cell>
        </table:table-row>
        <table:table-row table:style-name="ro1">
          <table:table-cell/>
          <table:table-cell office:value-type="string" calcext:value-type="string">
            <text:p>PA_8</text:p>
          </table:table-cell>
          <table:table-cell office:value-type="string" calcext:value-type="string">
            <text:p>TIM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C13]&amp;&quot;_&quot;&amp;[.D13]" office:value-type="string" office:string-value="TIM1_1" calcext:value-type="string">
            <text:p>TIM1_1</text:p>
          </table:table-cell>
          <table:table-cell table:formula="of:=&quot;TIM&quot;&amp;[.E13]&amp;&quot;_&quot;&amp;[.F13]" office:value-type="string" office:string-value="TIM2_3" calcext:value-type="string">
            <text:p>TIM2_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_9 (no. alternatives: 1)</text:p>
          </table:table-cell>
          <table:table-cell office:value-type="string" calcext:value-type="string">
            <text:p>TIM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C14]&amp;&quot;_&quot;&amp;[.D14]" office:value-type="string" office:string-value="TIM1_2" calcext:value-type="string">
            <text:p>TIM1_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_10 (no. alternatives: 1)</text:p>
          </table:table-cell>
          <table:table-cell office:value-type="string" calcext:value-type="string">
            <text:p>TIM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C15]&amp;&quot;_&quot;&amp;[.D15]" office:value-type="string" office:string-value="TIM1_3" calcext:value-type="string">
            <text:p>TIM1_3</text:p>
          </table:table-cell>
          <table:table-cell table:formula="of:=&quot;TIM&quot;&amp;[.E15]&amp;&quot;_&quot;&amp;[.F15]" office:value-type="string" office:string-value="TIM2_4" calcext:value-type="string">
            <text:p>TIM2_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_11 (no. alternatives: 2)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1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6]&amp;&quot;_&quot;&amp;[.D16]" office:value-type="string" office:string-value="TIM1_1N" calcext:value-type="string">
            <text:p>TIM1_1N</text:p>
          </table:table-cell>
          <table:table-cell table:formula="of:=&quot;TIM&quot;&amp;[.E16]&amp;&quot;_&quot;&amp;[.F16]" office:value-type="string" office:string-value="TIM1_4" calcext:value-type="string">
            <text:p>TIM1_4</text:p>
          </table:table-cell>
          <table:table-cell table:formula="of:=&quot;TIM&quot;&amp;[.G16]&amp;&quot;_&quot;&amp;[.H16]" office:value-type="string" office:string-value="TIM4_1" calcext:value-type="string">
            <text:p>TIM4_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_12 (no. alternatives: 2)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2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N</text:p>
          </table:table-cell>
          <table:table-cell table:number-columns-repeated="2"/>
          <table:table-cell table:formula="of:=[.C17]&amp;&quot;_&quot;&amp;[.D17]" office:value-type="string" office:string-value="TIM1_2N" calcext:value-type="string">
            <text:p>TIM1_2N</text:p>
          </table:table-cell>
          <table:table-cell table:formula="of:=&quot;TIM&quot;&amp;[.E17]&amp;&quot;_&quot;&amp;[.F17]" office:value-type="string" office:string-value="TIM4_2" calcext:value-type="string">
            <text:p>TIM4_2</text:p>
          </table:table-cell>
          <table:table-cell table:formula="of:=&quot;TIM&quot;&amp;[.G17]&amp;&quot;_&quot;&amp;[.H17]" office:value-type="string" office:string-value="TIM16_1N" calcext:value-type="string">
            <text:p>TIM16_1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_13 (no. alternatives: 1)</text:p>
          </table:table-cell>
          <table:table-cell office:value-type="string" calcext:value-type="string">
            <text:p>TIM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N</text:p>
          </table:table-cell>
          <table:table-cell table:number-columns-repeated="4"/>
          <table:table-cell table:formula="of:=[.C18]&amp;&quot;_&quot;&amp;[.D18]" office:value-type="string" office:string-value="TIM4_3" calcext:value-type="string">
            <text:p>TIM4_3</text:p>
          </table:table-cell>
          <table:table-cell table:formula="of:=&quot;TIM&quot;&amp;[.E18]&amp;&quot;_&quot;&amp;[.F18]" office:value-type="string" office:string-value="TIM16_1N" calcext:value-type="string">
            <text:p>TIM16_1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_14</text:p>
          </table:table-cell>
          <table:table-cell office:value-type="string" calcext:value-type="string">
            <text:p>TIM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C19]&amp;&quot;_&quot;&amp;[.D19]" office:value-type="string" office:string-value="TIM8_2" calcext:value-type="string">
            <text:p>TIM8_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_15 (no. alternatives: 1)</text:p>
          </table:table-cell>
          <table:table-cell office:value-type="string" calcext:value-type="string">
            <text:p>TIM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N</text:p>
          </table:table-cell>
          <table:table-cell table:number-columns-repeated="4"/>
          <table:table-cell table:formula="of:=[.C20]&amp;&quot;_&quot;&amp;[.D20]" office:value-type="string" office:string-value="TIM2_1" calcext:value-type="string">
            <text:p>TIM2_1</text:p>
          </table:table-cell>
          <table:table-cell table:formula="of:=&quot;TIM&quot;&amp;[.E20]&amp;&quot;_&quot;&amp;[.F20]" office:value-type="string" office:string-value="TIM8_1N" calcext:value-type="string">
            <text:p>TIM8_1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_0 (no. alternatives: 2)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2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N</text:p>
          </table:table-cell>
          <table:table-cell table:number-columns-repeated="2"/>
          <table:table-cell table:formula="of:=[.C21]&amp;&quot;_&quot;&amp;[.D21]" office:value-type="string" office:string-value="TIM1_2N" calcext:value-type="string">
            <text:p>TIM1_2N</text:p>
          </table:table-cell>
          <table:table-cell table:formula="of:=&quot;TIM&quot;&amp;[.E21]&amp;&quot;_&quot;&amp;[.F21]" office:value-type="string" office:string-value="TIM3_3" calcext:value-type="string">
            <text:p>TIM3_3</text:p>
          </table:table-cell>
          <table:table-cell table:formula="of:=&quot;TIM&quot;&amp;[.G21]&amp;&quot;_&quot;&amp;[.H21]" office:value-type="string" office:string-value="TIM8_2N" calcext:value-type="string">
            <text:p>TIM8_2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B_1 (no. alternatives: 2)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3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N</text:p>
          </table:table-cell>
          <table:table-cell table:number-columns-repeated="2"/>
          <table:table-cell table:formula="of:=[.C22]&amp;&quot;_&quot;&amp;[.D22]" office:value-type="string" office:string-value="TIM1_3N" calcext:value-type="string">
            <text:p>TIM1_3N</text:p>
          </table:table-cell>
          <table:table-cell table:formula="of:=&quot;TIM&quot;&amp;[.E22]&amp;&quot;_&quot;&amp;[.F22]" office:value-type="string" office:string-value="TIM3_4" calcext:value-type="string">
            <text:p>TIM3_4</text:p>
          </table:table-cell>
          <table:table-cell table:formula="of:=&quot;TIM&quot;&amp;[.G22]&amp;&quot;_&quot;&amp;[.H22]" office:value-type="string" office:string-value="TIM8_3N" calcext:value-type="string">
            <text:p>TIM8_3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B_2 (no. alternatives: 1)</text:p>
          </table:table-cell>
          <table:table-cell office:value-type="string" calcext:value-type="string">
            <text:p>TIM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C23]&amp;&quot;_&quot;&amp;[.D23]" office:value-type="string" office:string-value="TIM5_1" calcext:value-type="string">
            <text:p>TIM5_1</text:p>
          </table:table-cell>
          <table:table-cell table:formula="of:=&quot;TIM&quot;&amp;[.E23]&amp;&quot;_&quot;&amp;[.F23]" office:value-type="string" office:string-value="TIM20_1" calcext:value-type="string">
            <text:p>TIM20_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_3 (no. alternatives: 1)</text:p>
          </table:table-cell>
          <table:table-cell office:value-type="string" calcext:value-type="string">
            <text:p>TIM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N</text:p>
          </table:table-cell>
          <table:table-cell table:number-columns-repeated="4"/>
          <table:table-cell table:formula="of:=[.C24]&amp;&quot;_&quot;&amp;[.D24]" office:value-type="string" office:string-value="TIM2_2" calcext:value-type="string">
            <text:p>TIM2_2</text:p>
          </table:table-cell>
          <table:table-cell table:formula="of:=&quot;TIM&quot;&amp;[.E24]&amp;&quot;_&quot;&amp;[.F24]" office:value-type="string" office:string-value="TIM8_1N" calcext:value-type="string">
            <text:p>TIM8_1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_4 (no. alternatives: 2)</text:p>
          </table:table-cell>
          <table:table-cell office:value-type="string" calcext:value-type="string">
            <text:p>TIM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5]&amp;&quot;_&quot;&amp;[.D25]" office:value-type="string" office:string-value="TIM3_1" calcext:value-type="string">
            <text:p>TIM3_1</text:p>
          </table:table-cell>
          <table:table-cell table:formula="of:=&quot;TIM&quot;&amp;[.E25]&amp;&quot;_&quot;&amp;[.F25]" office:value-type="string" office:string-value="TIM8_2N" calcext:value-type="string">
            <text:p>TIM8_2N</text:p>
          </table:table-cell>
          <table:table-cell table:formula="of:=&quot;TIM&quot;&amp;[.G25]&amp;&quot;_&quot;&amp;[.H25]" office:value-type="string" office:string-value="TIM16_1" calcext:value-type="string">
            <text:p>TIM16_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B_5 (no. alternatives: 2)</text:p>
          </table:table-cell>
          <table:table-cell office:value-type="string" calcext:value-type="string">
            <text:p>TIM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N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6]&amp;&quot;_&quot;&amp;[.D26]" office:value-type="string" office:string-value="TIM3_2" calcext:value-type="string">
            <text:p>TIM3_2</text:p>
          </table:table-cell>
          <table:table-cell table:formula="of:=&quot;TIM&quot;&amp;[.E26]&amp;&quot;_&quot;&amp;[.F26]" office:value-type="string" office:string-value="TIM8_3N" calcext:value-type="string">
            <text:p>TIM8_3N</text:p>
          </table:table-cell>
          <table:table-cell table:formula="of:=&quot;TIM&quot;&amp;[.G26]&amp;&quot;_&quot;&amp;[.H26]" office:value-type="string" office:string-value="TIM17_1" calcext:value-type="string">
            <text:p>TIM17_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B_6 (no. alternatives: 2)</text:p>
          </table:table-cell>
          <table:table-cell office:value-type="string" calcext:value-type="string">
            <text:p>TIM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N</text:p>
          </table:table-cell>
          <table:table-cell table:number-columns-repeated="2"/>
          <table:table-cell table:formula="of:=[.C27]&amp;&quot;_&quot;&amp;[.D27]" office:value-type="string" office:string-value="TIM4_1" calcext:value-type="string">
            <text:p>TIM4_1</text:p>
          </table:table-cell>
          <table:table-cell table:formula="of:=&quot;TIM&quot;&amp;[.E27]&amp;&quot;_&quot;&amp;[.F27]" office:value-type="string" office:string-value="TIM8_1" calcext:value-type="string">
            <text:p>TIM8_1</text:p>
          </table:table-cell>
          <table:table-cell table:formula="of:=&quot;TIM&quot;&amp;[.G27]&amp;&quot;_&quot;&amp;[.H27]" office:value-type="string" office:string-value="TIM16_1N" calcext:value-type="string">
            <text:p>TIM16_1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B_7 (no. alternatives: 2)</text:p>
          </table:table-cell>
          <table:table-cell office:value-type="string" calcext:value-type="string">
            <text:p>TIM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N</text:p>
          </table:table-cell>
          <table:table-cell table:number-columns-repeated="2"/>
          <table:table-cell table:formula="of:=[.C28]&amp;&quot;_&quot;&amp;[.D28]" office:value-type="string" office:string-value="TIM3_4" calcext:value-type="string">
            <text:p>TIM3_4</text:p>
          </table:table-cell>
          <table:table-cell table:formula="of:=&quot;TIM&quot;&amp;[.E28]&amp;&quot;_&quot;&amp;[.F28]" office:value-type="string" office:string-value="TIM4_2" calcext:value-type="string">
            <text:p>TIM4_2</text:p>
          </table:table-cell>
          <table:table-cell table:formula="of:=&quot;TIM&quot;&amp;[.G28]&amp;&quot;_&quot;&amp;[.H28]" office:value-type="string" office:string-value="TIM17_1N" calcext:value-type="string">
            <text:p>TIM17_1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B_8 (no. alternatives: 2)</text:p>
          </table:table-cell>
          <table:table-cell office:value-type="string" calcext:value-type="string">
            <text:p>TIM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9]&amp;&quot;_&quot;&amp;[.D29]" office:value-type="string" office:string-value="TIM4_3" calcext:value-type="string">
            <text:p>TIM4_3</text:p>
          </table:table-cell>
          <table:table-cell table:formula="of:=&quot;TIM&quot;&amp;[.E29]&amp;&quot;_&quot;&amp;[.F29]" office:value-type="string" office:string-value="TIM8_2" calcext:value-type="string">
            <text:p>TIM8_2</text:p>
          </table:table-cell>
          <table:table-cell table:formula="of:=&quot;TIM&quot;&amp;[.G29]&amp;&quot;_&quot;&amp;[.H29]" office:value-type="string" office:string-value="TIM16_1" calcext:value-type="string">
            <text:p>TIM16_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B_9 (no. alternatives: 3)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3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30]&amp;&quot;_&quot;&amp;[.D30]" office:value-type="string" office:string-value="TIM1_3N" calcext:value-type="string">
            <text:p>TIM1_3N</text:p>
          </table:table-cell>
          <table:table-cell table:formula="of:=&quot;TIM&quot;&amp;[.E30]&amp;&quot;_&quot;&amp;[.F30]" office:value-type="string" office:string-value="TIM4_4" calcext:value-type="string">
            <text:p>TIM4_4</text:p>
          </table:table-cell>
          <table:table-cell table:formula="of:=&quot;TIM&quot;&amp;[.G30]&amp;&quot;_&quot;&amp;[.H30]" office:value-type="string" office:string-value="TIM8_3" calcext:value-type="string">
            <text:p>TIM8_3</text:p>
          </table:table-cell>
          <table:table-cell table:formula="of:=&quot;TIM&quot;&amp;[.I30]&amp;&quot;_&quot;&amp;[.J30]" office:value-type="string" office:string-value="TIM17_1" calcext:value-type="string">
            <text:p>TIM17_1</text:p>
          </table:table-cell>
        </table:table-row>
        <table:table-row table:style-name="ro1">
          <table:table-cell/>
          <table:table-cell office:value-type="string" calcext:value-type="string">
            <text:p>PB_10</text:p>
          </table:table-cell>
          <table:table-cell office:value-type="string" calcext:value-type="string">
            <text:p>TIM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C31]&amp;&quot;_&quot;&amp;[.D31]" office:value-type="string" office:string-value="TIM2_3" calcext:value-type="string">
            <text:p>TIM2_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_11</text:p>
          </table:table-cell>
          <table:table-cell office:value-type="string" calcext:value-type="string">
            <text:p>TIM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[.C32]&amp;&quot;_&quot;&amp;[.D32]" office:value-type="string" office:string-value="TIM2_4" calcext:value-type="string">
            <text:p>TIM2_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_13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1N</text:p>
          </table:table-cell>
          <table:table-cell table:number-columns-repeated="6"/>
          <table:table-cell table:formula="of:=[.C33]&amp;&quot;_&quot;&amp;[.D33]" office:value-type="string" office:string-value="TIM1_1N" calcext:value-type="string">
            <text:p>TIM1_1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_14 (no. alternatives: 1)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2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C34]&amp;&quot;_&quot;&amp;[.D34]" office:value-type="string" office:string-value="TIM1_2N" calcext:value-type="string">
            <text:p>TIM1_2N</text:p>
          </table:table-cell>
          <table:table-cell table:formula="of:=&quot;TIM&quot;&amp;[.E34]&amp;&quot;_&quot;&amp;[.F34]" office:value-type="string" office:string-value="TIM15_1" calcext:value-type="string">
            <text:p>TIM15_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_15 (no. alternatives: 2)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3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N</text:p>
          </table:table-cell>
          <table:table-cell table:number-columns-repeated="2"/>
          <table:table-cell table:formula="of:=[.C35]&amp;&quot;_&quot;&amp;[.D35]" office:value-type="string" office:string-value="TIM1_3N" calcext:value-type="string">
            <text:p>TIM1_3N</text:p>
          </table:table-cell>
          <table:table-cell table:formula="of:=&quot;TIM&quot;&amp;[.E35]&amp;&quot;_&quot;&amp;[.F35]" office:value-type="string" office:string-value="TIM15_1N" calcext:value-type="string">
            <text:p>TIM15_1N</text:p>
          </table:table-cell>
          <table:table-cell table:formula="of:=&quot;TIM&quot;&amp;[.G35]&amp;&quot;_&quot;&amp;[.H35]" office:value-type="string" office:string-value="TIM15_2N" calcext:value-type="string">
            <text:p>TIM15_2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_0</text:p>
          </table:table-cell>
          <table:table-cell office:value-type="string" calcext:value-type="string">
            <text:p>TIM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C36]&amp;&quot;_&quot;&amp;[.D36]" office:value-type="string" office:string-value="TIM1_1" calcext:value-type="string">
            <text:p>TIM1_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_1</text:p>
          </table:table-cell>
          <table:table-cell office:value-type="string" calcext:value-type="string">
            <text:p>TIM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C37]&amp;&quot;_&quot;&amp;[.D37]" office:value-type="string" office:string-value="TIM1_2" calcext:value-type="string">
            <text:p>TIM1_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_2 (no. alternatives: 1)</text:p>
          </table:table-cell>
          <table:table-cell office:value-type="string" calcext:value-type="string">
            <text:p>TIM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C38]&amp;&quot;_&quot;&amp;[.D38]" office:value-type="string" office:string-value="TIM1_3" calcext:value-type="string">
            <text:p>TIM1_3</text:p>
          </table:table-cell>
          <table:table-cell table:formula="of:=&quot;TIM&quot;&amp;[.E38]&amp;&quot;_&quot;&amp;[.F38]" office:value-type="string" office:string-value="TIM20_2" calcext:value-type="string">
            <text:p>TIM20_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_3</text:p>
          </table:table-cell>
          <table:table-cell office:value-type="string" calcext:value-type="string">
            <text:p>TIM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[.C39]&amp;&quot;_&quot;&amp;[.D39]" office:value-type="string" office:string-value="TIM1_4" calcext:value-type="string">
            <text:p>TIM1_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_5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4N</text:p>
          </table:table-cell>
          <table:table-cell table:number-columns-repeated="6"/>
          <table:table-cell table:formula="of:=[.C40]&amp;&quot;_&quot;&amp;[.D40]" office:value-type="string" office:string-value="TIM1_4N" calcext:value-type="string">
            <text:p>TIM1_4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_6 (no. alternatives: 1)</text:p>
          </table:table-cell>
          <table:table-cell office:value-type="string" calcext:value-type="string">
            <text:p>TIM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C41]&amp;&quot;_&quot;&amp;[.D41]" office:value-type="string" office:string-value="TIM3_1" calcext:value-type="string">
            <text:p>TIM3_1</text:p>
          </table:table-cell>
          <table:table-cell table:formula="of:=&quot;TIM&quot;&amp;[.E41]&amp;&quot;_&quot;&amp;[.F41]" office:value-type="string" office:string-value="TIM8_1" calcext:value-type="string">
            <text:p>TIM8_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_7 (no. alternatives: 1)</text:p>
          </table:table-cell>
          <table:table-cell office:value-type="string" calcext:value-type="string">
            <text:p>TIM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C42]&amp;&quot;_&quot;&amp;[.D42]" office:value-type="string" office:string-value="TIM3_2" calcext:value-type="string">
            <text:p>TIM3_2</text:p>
          </table:table-cell>
          <table:table-cell table:formula="of:=&quot;TIM&quot;&amp;[.E42]&amp;&quot;_&quot;&amp;[.F42]" office:value-type="string" office:string-value="TIM8_2" calcext:value-type="string">
            <text:p>TIM8_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_8 (no. alternatives: 2)</text:p>
          </table:table-cell>
          <table:table-cell office:value-type="string" calcext:value-type="string">
            <text:p>TIM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43]&amp;&quot;_&quot;&amp;[.D43]" office:value-type="string" office:string-value="TIM3_3" calcext:value-type="string">
            <text:p>TIM3_3</text:p>
          </table:table-cell>
          <table:table-cell table:formula="of:=&quot;TIM&quot;&amp;[.E43]&amp;&quot;_&quot;&amp;[.F43]" office:value-type="string" office:string-value="TIM8_3" calcext:value-type="string">
            <text:p>TIM8_3</text:p>
          </table:table-cell>
          <table:table-cell table:formula="of:=&quot;TIM&quot;&amp;[.G43]&amp;&quot;_&quot;&amp;[.H43]" office:value-type="string" office:string-value="TIM20_3" calcext:value-type="string">
            <text:p>TIM20_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_9 (no. alternatives: 1)</text:p>
          </table:table-cell>
          <table:table-cell office:value-type="string" calcext:value-type="string">
            <text:p>TIM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C44]&amp;&quot;_&quot;&amp;[.D44]" office:value-type="string" office:string-value="TIM3_4" calcext:value-type="string">
            <text:p>TIM3_4</text:p>
          </table:table-cell>
          <table:table-cell table:formula="of:=&quot;TIM&quot;&amp;[.E44]&amp;&quot;_&quot;&amp;[.F44]" office:value-type="string" office:string-value="TIM8_4" calcext:value-type="string">
            <text:p>TIM8_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_10</text:p>
          </table:table-cell>
          <table:table-cell office:value-type="string" calcext:value-type="string">
            <text:p>TIM8</text:p>
          </table:table-cell>
          <table:table-cell office:value-type="string" calcext:value-type="string">
            <text:p>1N</text:p>
          </table:table-cell>
          <table:table-cell table:number-columns-repeated="6"/>
          <table:table-cell table:formula="of:=[.C45]&amp;&quot;_&quot;&amp;[.D45]" office:value-type="string" office:string-value="TIM8_1N" calcext:value-type="string">
            <text:p>TIM8_1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_11</text:p>
          </table:table-cell>
          <table:table-cell office:value-type="string" calcext:value-type="string">
            <text:p>TIM8</text:p>
          </table:table-cell>
          <table:table-cell office:value-type="string" calcext:value-type="string">
            <text:p>2N</text:p>
          </table:table-cell>
          <table:table-cell table:number-columns-repeated="6"/>
          <table:table-cell table:formula="of:=[.C46]&amp;&quot;_&quot;&amp;[.D46]" office:value-type="string" office:string-value="TIM8_2N" calcext:value-type="string">
            <text:p>TIM8_2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_12 (no. alternatives: 1)</text:p>
          </table:table-cell>
          <table:table-cell office:value-type="string" calcext:value-type="string">
            <text:p>TIM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N</text:p>
          </table:table-cell>
          <table:table-cell table:number-columns-repeated="4"/>
          <table:table-cell table:formula="of:=[.C47]&amp;&quot;_&quot;&amp;[.D47]" office:value-type="string" office:string-value="TIM5_2" calcext:value-type="string">
            <text:p>TIM5_2</text:p>
          </table:table-cell>
          <table:table-cell table:formula="of:=&quot;TIM&quot;&amp;[.E47]&amp;&quot;_&quot;&amp;[.F47]" office:value-type="string" office:string-value="TIM8_3N" calcext:value-type="string">
            <text:p>TIM8_3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_13 (no. alternatives: 1)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1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N</text:p>
          </table:table-cell>
          <table:table-cell table:number-columns-repeated="4"/>
          <table:table-cell table:formula="of:=[.C48]&amp;&quot;_&quot;&amp;[.D48]" office:value-type="string" office:string-value="TIM1_1N" calcext:value-type="string">
            <text:p>TIM1_1N</text:p>
          </table:table-cell>
          <table:table-cell table:formula="of:=&quot;TIM&quot;&amp;[.E48]&amp;&quot;_&quot;&amp;[.F48]" office:value-type="string" office:string-value="TIM8_4N" calcext:value-type="string">
            <text:p>TIM8_4N</text:p>
          </table:table-cell>
          <table:table-cell table:number-columns-repeated="2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23:19:41.645000000</meta:creation-date>
    <dc:date>2024-09-02T03:51:06.290000000</dc:date>
    <meta:editing-duration>PT4H31M24S</meta:editing-duration>
    <meta:editing-cycles>3</meta:editing-cycles>
    <meta:generator>LibreOffice/7.6.2.1$Windows_X86_64 LibreOffice_project/56f7684011345957bbf33a7ee678afaf4d2ba333</meta:generator>
    <meta:document-statistic meta:table-count="2" meta:cell-count="579" meta:object-count="0"/>
  </office:meta>
</office:document-meta>
</file>